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0"/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Logit fidelity</text:p>
          </table:table-cell>
          <table:table-cell office:value-type="string" calcext:value-type="string">
            <text:p>Adj. Fidelity</text:p>
          </table:table-cell>
          <table:table-cell table:number-columns-repeated="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225802" calcext:value-type="float">
            <text:p>0.0225802</text:p>
          </table:table-cell>
          <table:table-cell table:formula="of:=IF([.B2]=0; 0; LN([.B2]/(1-[.B2])))" office:value-type="float" office:value="-3.76784282637954" calcext:value-type="float">
            <text:p>-3.76784282637954</text:p>
          </table:table-cell>
          <table:table-cell table:formula="of:=IF([.B2]=0; 0; IF([.B2]=1; 1; 1/(1+EXP(-[.C2]-0.543369445854449))))" office:value-type="float" office:value="0.0382550622349408" calcext:value-type="float">
            <text:p>0.0382550622349408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112605" calcext:value-type="float">
            <text:p>0.0112605</text:p>
          </table:table-cell>
          <table:table-cell table:formula="of:=IF([.B3]=0; 0; LN([.B3]/(1-[.B3])))" office:value-type="float" office:value="-4.47512987285742" calcext:value-type="float">
            <text:p>-4.47512987285742</text:p>
          </table:table-cell>
          <table:table-cell table:formula="of:=IF([.B3]=0; 0; IF([.B3]=1; 1; 1/(1+EXP(-[.C3]-0.543369445854449))))" office:value-type="float" office:value="0.0192319991109622" calcext:value-type="float">
            <text:p>0.0192319991109622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26588" calcext:value-type="float">
            <text:p>0.0026588</text:p>
          </table:table-cell>
          <table:table-cell table:formula="of:=IF([.B4]=0; 0; LN([.B4]/(1-[.B4])))" office:value-type="float" office:value="-5.9272180449104" calcext:value-type="float">
            <text:p>-5.9272180449104</text:p>
          </table:table-cell>
          <table:table-cell table:formula="of:=IF([.B4]=0; 0; IF([.B4]=1; 1; 1/(1+EXP(-[.C4]-0.543369445854449))))" office:value-type="float" office:value="0.00456914939722153" calcext:value-type="float">
            <text:p>0.00456914939722153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444163" calcext:value-type="float">
            <text:p>0.0444163</text:p>
          </table:table-cell>
          <table:table-cell table:formula="of:=IF([.B5]=0; 0; LN([.B5]/(1-[.B5])))" office:value-type="float" office:value="-3.06871583877571" calcext:value-type="float">
            <text:p>-3.06871583877571</text:p>
          </table:table-cell>
          <table:table-cell table:formula="of:=IF([.B5]=0; 0; IF([.B5]=1; 1; 1/(1+EXP(-[.C5]-0.543369445854449))))" office:value-type="float" office:value="0.0741002958591987" calcext:value-type="float">
            <text:p>0.0741002958591987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934278" calcext:value-type="float">
            <text:p>0.0000934278</text:p>
          </table:table-cell>
          <table:table-cell table:formula="of:=IF([.B6]=0; 0; LN([.B6]/(1-[.B6])))" office:value-type="float" office:value="-9.27822818031256" calcext:value-type="float">
            <text:p>-9.27822818031256</text:p>
          </table:table-cell>
          <table:table-cell table:formula="of:=IF([.B6]=0; 0; IF([.B6]=1; 1; 1/(1+EXP(-[.C6]-0.543369445854449))))" office:value-type="float" office:value="0.000160853008546324" calcext:value-type="float">
            <text:p>0.000160853008546324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816028" calcext:value-type="float">
            <text:p>0.000816028</text:p>
          </table:table-cell>
          <table:table-cell table:formula="of:=IF([.B7]=0; 0; LN([.B7]/(1-[.B7])))" office:value-type="float" office:value="-7.11024552873129" calcext:value-type="float">
            <text:p>-7.11024552873129</text:p>
          </table:table-cell>
          <table:table-cell table:formula="of:=IF([.B7]=0; 0; IF([.B7]=1; 1; 1/(1+EXP(-[.C7]-0.543369445854449))))" office:value-type="float" office:value="0.00140420878315252" calcext:value-type="float">
            <text:p>0.00140420878315252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283406" calcext:value-type="float">
            <text:p>0.00000283406</text:p>
          </table:table-cell>
          <table:table-cell table:formula="of:=IF([.B8]=0; 0; LN([.B8]/(1-[.B8])))" office:value-type="float" office:value="-12.7737974113668" calcext:value-type="float">
            <text:p>-12.7737974113668</text:p>
          </table:table-cell>
          <table:table-cell table:formula="of:=IF([.B8]=0; 0; IF([.B8]=1; 1; 1/(1+EXP(-[.C8]-0.543369445854449))))" office:value-type="float" office:value="0.00000487967057649263" calcext:value-type="float">
            <text:p>4.87967057649263E-06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79496" calcext:value-type="float">
            <text:p>0.0000079496</text:p>
          </table:table-cell>
          <table:table-cell table:formula="of:=IF([.B9]=0; 0; LN([.B9]/(1-[.B9])))" office:value-type="float" office:value="-11.7423809953977" calcext:value-type="float">
            <text:p>-11.7423809953977</text:p>
          </table:table-cell>
          <table:table-cell table:formula="of:=IF([.B9]=0; 0; IF([.B9]=1; 1; 1/(1+EXP(-[.C9]-0.543369445854449))))" office:value-type="float" office:value="0.0000136875316622218" calcext:value-type="float">
            <text:p>1.36875316622218E-0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871258" calcext:value-type="float">
            <text:p>0.0871258</text:p>
          </table:table-cell>
          <table:table-cell table:formula="of:=IF([.B10]=0; 0; LN([.B10]/(1-[.B10])))" office:value-type="float" office:value="-2.3492450323397" calcext:value-type="float">
            <text:p>-2.3492450323397</text:p>
          </table:table-cell>
          <table:table-cell table:formula="of:=IF([.B10]=0; 0; IF([.B10]=1; 1; 1/(1+EXP(-[.C10]-0.543369445854449))))" office:value-type="float" office:value="0.141137337608493" calcext:value-type="float">
            <text:p>0.141137337608493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0000210731" calcext:value-type="float">
            <text:p>0.000000210731</text:p>
          </table:table-cell>
          <table:table-cell table:formula="of:=IF([.B11]=0; 0; LN([.B11]/(1-[.B11])))" office:value-type="float" office:value="-15.3726831876087" calcext:value-type="float">
            <text:p>-15.3726831876087</text:p>
          </table:table-cell>
          <table:table-cell table:formula="of:=IF([.B11]=0; 0; IF([.B11]=1; 1; 1/(1+EXP(-[.C11]-0.543369445854449))))" office:value-type="float" office:value="0.00000036283628693543" calcext:value-type="float">
            <text:p>3.62836286935428E-07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0170285" calcext:value-type="float">
            <text:p>0.00000170285</text:p>
          </table:table-cell>
          <table:table-cell table:formula="of:=IF([.B12]=0; 0; LN([.B12]/(1-[.B12])))" office:value-type="float" office:value="-13.2832055371706" calcext:value-type="float">
            <text:p>-13.2832055371706</text:p>
          </table:table-cell>
          <table:table-cell table:formula="of:=IF([.B12]=0; 0; IF([.B12]=1; 1; 1/(1+EXP(-[.C12]-0.543369445854449))))" office:value-type="float" office:value="0.00000293196115318737" calcext:value-type="float">
            <text:p>2.93196115318737E-06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3]=0; 0; LN([.B13]/(1-[.B13])))" office:value-type="float" office:value="0" calcext:value-type="float">
            <text:p>0</text:p>
          </table:table-cell>
          <table:table-cell table:formula="of:=IF([.B13]=0; 0; IF([.B13]=1; 1; 1/(1+EXP(-[.C13]-0.543369445854449))))" office:value-type="float" office:value="0" calcext:value-type="float">
            <text:p>0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184353" calcext:value-type="float">
            <text:p>0.0000184353</text:p>
          </table:table-cell>
          <table:table-cell table:formula="of:=IF([.B14]=0; 0; LN([.B14]/(1-[.B14])))" office:value-type="float" office:value="-10.9012248175476" calcext:value-type="float">
            <text:p>-10.9012248175476</text:p>
          </table:table-cell>
          <table:table-cell table:formula="of:=IF([.B14]=0; 0; IF([.B14]=1; 1; 1/(1+EXP(-[.C14]-0.543369445854449))))" office:value-type="float" office:value="0.0000317414514785529" calcext:value-type="float">
            <text:p>3.17414514785529E-0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196604" calcext:value-type="float">
            <text:p>0.196604</text:p>
          </table:table-cell>
          <table:table-cell table:formula="of:=IF([.B15]=0; 0; LN([.B15]/(1-[.B15])))" office:value-type="float" office:value="-1.40765618968681" calcext:value-type="float">
            <text:p>-1.40765618968681</text:p>
          </table:table-cell>
          <table:table-cell table:formula="of:=IF([.B15]=0; 0; IF([.B15]=1; 1; 1/(1+EXP(-[.C15]-0.543369445854449))))" office:value-type="float" office:value="0.29644450078478" calcext:value-type="float">
            <text:p>0.29644450078478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309149" calcext:value-type="float">
            <text:p>0.00000309149</text:p>
          </table:table-cell>
          <table:table-cell table:formula="of:=IF([.B16]=0; 0; LN([.B16]/(1-[.B16])))" office:value-type="float" office:value="-12.686854291134" calcext:value-type="float">
            <text:p>-12.686854291134</text:p>
          </table:table-cell>
          <table:table-cell table:formula="of:=IF([.B16]=0; 0; IF([.B16]=1; 1; 1/(1+EXP(-[.C16]-0.543369445854449))))" office:value-type="float" office:value="0.00000532291129597117" calcext:value-type="float">
            <text:p>5.32291129597117E-06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368409" calcext:value-type="float">
            <text:p>0.000368409</text:p>
          </table:table-cell>
          <table:table-cell table:formula="of:=IF([.B17]=0; 0; LN([.B17]/(1-[.B17])))" office:value-type="float" office:value="-7.90594834703484" calcext:value-type="float">
            <text:p>-7.90594834703484</text:p>
          </table:table-cell>
          <table:table-cell table:formula="of:=IF([.B17]=0; 0; IF([.B17]=1; 1; 1/(1+EXP(-[.C17]-0.543369445854449))))" office:value-type="float" office:value="0.000634157469467331" calcext:value-type="float">
            <text:p>0.000634157469467331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00875" calcext:value-type="float">
            <text:p>0.0100875</text:p>
          </table:table-cell>
          <table:table-cell table:formula="of:=IF([.B18]=0; 0; LN([.B18]/(1-[.B18])))" office:value-type="float" office:value="-4.5863195217881" calcext:value-type="float">
            <text:p>-4.5863195217881</text:p>
          </table:table-cell>
          <table:table-cell table:formula="of:=IF([.B18]=0; 0; IF([.B18]=1; 1; 1/(1+EXP(-[.C18]-0.543369445854449))))" office:value-type="float" office:value="0.017243094001228" calcext:value-type="float">
            <text:p>0.017243094001228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9]=0; 0; LN([.B19]/(1-[.B19])))" office:value-type="float" office:value="0" calcext:value-type="float">
            <text:p>0</text:p>
          </table:table-cell>
          <table:table-cell table:formula="of:=IF([.B19]=0; 0; IF([.B19]=1; 1; 1/(1+EXP(-[.C19]-0.543369445854449))))" office:value-type="float" office:value="0" calcext:value-type="float">
            <text:p>0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310375" calcext:value-type="float">
            <text:p>3.10E-06</text:p>
          </table:table-cell>
          <table:table-cell table:formula="of:=IF([.B20]=0; 0; LN([.B20]/(1-[.B20])))" office:value-type="float" office:value="-12.6828963963692" calcext:value-type="float">
            <text:p>-12.6828963963692</text:p>
          </table:table-cell>
          <table:table-cell table:formula="of:=IF([.B20]=0; 0; IF([.B20]=1; 1; 1/(1+EXP(-[.C20]-0.543369445854449))))" office:value-type="float" office:value="0.00000534402045249135" calcext:value-type="float">
            <text:p>5.34402045249135E-06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433683" calcext:value-type="float">
            <text:p>4.34E-06</text:p>
          </table:table-cell>
          <table:table-cell table:formula="of:=IF([.B21]=0; 0; LN([.B21]/(1-[.B21])))" office:value-type="float" office:value="-12.3483625546419" calcext:value-type="float">
            <text:p>-12.3483625546419</text:p>
          </table:table-cell>
          <table:table-cell table:formula="of:=IF([.B21]=0; 0; IF([.B21]=1; 1; 1/(1+EXP(-[.C21]-0.543369445854449))))" office:value-type="float" office:value="0.00000746712447571012" calcext:value-type="float">
            <text:p>7.46712447571012E-06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2]=0; 0; LN([.B22]/(1-[.B22])))" office:value-type="float" office:value="0" calcext:value-type="float">
            <text:p>0</text:p>
          </table:table-cell>
          <table:table-cell table:formula="of:=IF([.B22]=0; 0; IF([.B22]=1; 1; 1/(1+EXP(-[.C22]-0.543369445854449))))" office:value-type="float" office:value="0" calcext:value-type="float">
            <text:p>0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139468" calcext:value-type="float">
            <text:p>1.39E-05</text:p>
          </table:table-cell>
          <table:table-cell table:formula="of:=IF([.B23]=0; 0; LN([.B23]/(1-[.B23])))" office:value-type="float" office:value="-11.1802465197947" calcext:value-type="float">
            <text:p>-11.1802465197947</text:p>
          </table:table-cell>
          <table:table-cell table:formula="of:=IF([.B23]=0; 0; IF([.B23]=1; 1; 1/(1+EXP(-[.C23]-0.543369445854449))))" office:value-type="float" office:value="0.0000240133390666848" calcext:value-type="float">
            <text:p>2.40133390666848E-0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983898" calcext:value-type="float">
            <text:p>9.84E-05</text:p>
          </table:table-cell>
          <table:table-cell table:formula="of:=IF([.B24]=0; 0; LN([.B24]/(1-[.B24])))" office:value-type="float" office:value="-9.22647502317498" calcext:value-type="float">
            <text:p>-9.22647502317498</text:p>
          </table:table-cell>
          <table:table-cell table:formula="of:=IF([.B24]=0; 0; IF([.B24]=1; 1; 1/(1+EXP(-[.C24]-0.543369445854449))))" office:value-type="float" office:value="0.000169395390466177" calcext:value-type="float">
            <text:p>0.000169395390466177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5]=0; 0; LN([.B25]/(1-[.B25])))" office:value-type="float" office:value="0" calcext:value-type="float">
            <text:p>0</text:p>
          </table:table-cell>
          <table:table-cell table:formula="of:=IF([.B25]=0; 0; IF([.B25]=1; 1; 1/(1+EXP(-[.C25]-0.543369445854449))))" office:value-type="float" office:value="0" calcext:value-type="float">
            <text:p>0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99154" calcext:value-type="float">
            <text:p>0.0199154</text:p>
          </table:table-cell>
          <table:table-cell table:formula="of:=IF([.B26]=0; 0; LN([.B26]/(1-[.B26])))" office:value-type="float" office:value="-3.89614559267462" calcext:value-type="float">
            <text:p>-3.89614559267462</text:p>
          </table:table-cell>
          <table:table-cell table:formula="of:=IF([.B26]=0; 0; IF([.B26]=1; 1; 1/(1+EXP(-[.C26]-0.543369445854449))))" office:value-type="float" office:value="0.0338043732120831" calcext:value-type="float">
            <text:p>0.0338043732120831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15076" calcext:value-type="float">
            <text:p>1.51E-05</text:p>
          </table:table-cell>
          <table:table-cell table:formula="of:=IF([.B27]=0; 0; LN([.B27]/(1-[.B27])))" office:value-type="float" office:value="-11.1023914064457" calcext:value-type="float">
            <text:p>-11.1023914064457</text:p>
          </table:table-cell>
          <table:table-cell table:formula="of:=IF([.B27]=0; 0; IF([.B27]=1; 1; 1/(1+EXP(-[.C27]-0.543369445854449))))" office:value-type="float" office:value="0.0000259575533242169" calcext:value-type="float">
            <text:p>2.59575533242169E-0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700875" calcext:value-type="float">
            <text:p>7.01E-05</text:p>
          </table:table-cell>
          <table:table-cell table:formula="of:=IF([.B28]=0; 0; LN([.B28]/(1-[.B28])))" office:value-type="float" office:value="-9.56569600655824" calcext:value-type="float">
            <text:p>-9.56569600655824</text:p>
          </table:table-cell>
          <table:table-cell table:formula="of:=IF([.B28]=0; 0; IF([.B28]=1; 1; 1/(1+EXP(-[.C28]-0.543369445854449))))" office:value-type="float" office:value="0.000120670455221011" calcext:value-type="float">
            <text:p>0.000120670455221011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195391" calcext:value-type="float">
            <text:p>1.95E-06</text:p>
          </table:table-cell>
          <table:table-cell table:formula="of:=IF([.B29]=0; 0; LN([.B29]/(1-[.B29])))" office:value-type="float" office:value="-13.1456761108579" calcext:value-type="float">
            <text:p>-13.1456761108579</text:p>
          </table:table-cell>
          <table:table-cell table:formula="of:=IF([.B29]=0; 0; IF([.B29]=1; 1; 1/(1+EXP(-[.C29]-0.543369445854449))))" office:value-type="float" office:value="0.00000336423477034668" calcext:value-type="float">
            <text:p>3.36423477034668E-06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610464" calcext:value-type="float">
            <text:p>0.0610464</text:p>
          </table:table-cell>
          <table:table-cell table:formula="of:=IF([.B30]=0; 0; LN([.B30]/(1-[.B30])))" office:value-type="float" office:value="-2.73313183295778" calcext:value-type="float">
            <text:p>-2.73313183295778</text:p>
          </table:table-cell>
          <table:table-cell table:formula="of:=IF([.B30]=0; 0; IF([.B30]=1; 1; 1/(1+EXP(-[.C30]-0.543369445854449))))" office:value-type="float" office:value="0.100673604621528" calcext:value-type="float">
            <text:p>0.100673604621528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422735" calcext:value-type="float">
            <text:p>0.422735</text:p>
          </table:table-cell>
          <table:table-cell table:formula="of:=IF([.B31]=0; 0; LN([.B31]/(1-[.B31])))" office:value-type="float" office:value="-0.311555927986149" calcext:value-type="float">
            <text:p>-0.311555927986149</text:p>
          </table:table-cell>
          <table:table-cell table:formula="of:=IF([.B31]=0; 0; IF([.B31]=1; 1; 1/(1+EXP(-[.C31]-0.543369445854449))))" office:value-type="float" office:value="0.557695244022362" calcext:value-type="float">
            <text:p>0.557695244022362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2]=0; 0; LN([.B32]/(1-[.B32])))" office:value-type="float" office:value="0" calcext:value-type="float">
            <text:p>0</text:p>
          </table:table-cell>
          <table:table-cell table:formula="of:=IF([.B32]=0; 0; IF([.B32]=1; 1; 1/(1+EXP(-[.C32]-0.543369445854449))))" office:value-type="float" office:value="0" calcext:value-type="float">
            <text:p>0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30294" calcext:value-type="float">
            <text:p>0.00230294</text:p>
          </table:table-cell>
          <table:table-cell table:formula="of:=IF([.B33]=0; 0; LN([.B33]/(1-[.B33])))" office:value-type="float" office:value="-6.07126311561275" calcext:value-type="float">
            <text:p>-6.07126311561275</text:p>
          </table:table-cell>
          <table:table-cell table:formula="of:=IF([.B33]=0; 0; IF([.B33]=1; 1; 1/(1+EXP(-[.C33]-0.543369445854449))))" office:value-type="float" office:value="0.00395861863363056" calcext:value-type="float">
            <text:p>0.00395861863363056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04333" calcext:value-type="float">
            <text:p>0.0104333</text:p>
          </table:table-cell>
          <table:table-cell table:formula="of:=IF([.B34]=0; 0; LN([.B34]/(1-[.B34])))" office:value-type="float" office:value="-4.55226455656781" calcext:value-type="float">
            <text:p>-4.55226455656781</text:p>
          </table:table-cell>
          <table:table-cell table:formula="of:=IF([.B34]=0; 0; IF([.B34]=1; 1; 1/(1+EXP(-[.C34]-0.543369445854449))))" office:value-type="float" office:value="0.0178297700129365" calcext:value-type="float">
            <text:p>0.017829770012936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206079" calcext:value-type="float">
            <text:p>0.00206079</text:p>
          </table:table-cell>
          <table:table-cell table:formula="of:=IF([.B35]=0; 0; LN([.B35]/(1-[.B35])))" office:value-type="float" office:value="-6.18260295820096" calcext:value-type="float">
            <text:p>-6.18260295820096</text:p>
          </table:table-cell>
          <table:table-cell table:formula="of:=IF([.B35]=0; 0; IF([.B35]=1; 1; 1/(1+EXP(-[.C35]-0.543369445854449))))" office:value-type="float" office:value="0.00354299523200499" calcext:value-type="float">
            <text:p>0.00354299523200499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6]=0; 0; LN([.B36]/(1-[.B36])))" office:value-type="float" office:value="0" calcext:value-type="float">
            <text:p>0</text:p>
          </table:table-cell>
          <table:table-cell table:formula="of:=IF([.B36]=0; 0; IF([.B36]=1; 1; 1/(1+EXP(-[.C36]-0.543369445854449))))" office:value-type="float" office:value="0" calcext:value-type="float">
            <text:p>0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138996" calcext:value-type="float">
            <text:p>0.00138996</text:p>
          </table:table-cell>
          <table:table-cell table:formula="of:=IF([.B37]=0; 0; LN([.B37]/(1-[.B37])))" office:value-type="float" office:value="-6.57708938234156" calcext:value-type="float">
            <text:p>-6.57708938234156</text:p>
          </table:table-cell>
          <table:table-cell table:formula="of:=IF([.B37]=0; 0; IF([.B37]=1; 1; 1/(1+EXP(-[.C37]-0.543369445854449))))" office:value-type="float" office:value="0.00239083253754106" calcext:value-type="float">
            <text:p>0.00239083253754106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287661" calcext:value-type="float">
            <text:p>0.000287661</text:p>
          </table:table-cell>
          <table:table-cell table:formula="of:=IF([.B38]=0; 0; LN([.B38]/(1-[.B38])))" office:value-type="float" office:value="-8.15344015208599" calcext:value-type="float">
            <text:p>-8.15344015208599</text:p>
          </table:table-cell>
          <table:table-cell table:formula="of:=IF([.B38]=0; 0; IF([.B38]=1; 1; 1/(1+EXP(-[.C38]-0.543369445854449))))" office:value-type="float" office:value="0.000495191490667176" calcext:value-type="float">
            <text:p>0.000495191490667176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247305" calcext:value-type="float">
            <text:p>2.47E-06</text:p>
          </table:table-cell>
          <table:table-cell table:formula="of:=IF([.B39]=0; 0; LN([.B39]/(1-[.B39])))" office:value-type="float" office:value="-12.9100558782181" calcext:value-type="float">
            <text:p>-12.9100558782181</text:p>
          </table:table-cell>
          <table:table-cell table:formula="of:=IF([.B39]=0; 0; IF([.B39]=1; 1; 1/(1+EXP(-[.C39]-0.543369445854449))))" office:value-type="float" office:value="0.00000425808644267966" calcext:value-type="float">
            <text:p>4.25808644267966E-06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224151" calcext:value-type="float">
            <text:p>0.000224151</text:p>
          </table:table-cell>
          <table:table-cell table:formula="of:=IF([.B40]=0; 0; LN([.B40]/(1-[.B40])))" office:value-type="float" office:value="-8.40296644994895" calcext:value-type="float">
            <text:p>-8.40296644994895</text:p>
          </table:table-cell>
          <table:table-cell table:formula="of:=IF([.B40]=0; 0; IF([.B40]=1; 1; 1/(1+EXP(-[.C40]-0.543369445854449))))" office:value-type="float" office:value="0.000385880447099851" calcext:value-type="float">
            <text:p>0.000385880447099851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591462" calcext:value-type="float">
            <text:p>5.91E-06</text:p>
          </table:table-cell>
          <table:table-cell table:formula="of:=IF([.B41]=0; 0; LN([.B41]/(1-[.B41])))" office:value-type="float" office:value="-12.038077391409" calcext:value-type="float">
            <text:p>-12.038077391409</text:p>
          </table:table-cell>
          <table:table-cell table:formula="of:=IF([.B41]=0; 0; IF([.B41]=1; 1; 1/(1+EXP(-[.C41]-0.543369445854449))))" office:value-type="float" office:value="0.0000101837409973059" calcext:value-type="float">
            <text:p>1.01837409973059E-0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2]=0; 0; LN([.B42]/(1-[.B42])))" office:value-type="float" office:value="0" calcext:value-type="float">
            <text:p>0</text:p>
          </table:table-cell>
          <table:table-cell table:formula="of:=IF([.B42]=0; 0; IF([.B42]=1; 1; 1/(1+EXP(-[.C42]-0.543369445854449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140701" calcext:value-type="float">
            <text:p>0.000140701</text:p>
          </table:table-cell>
          <table:table-cell table:formula="of:=IF([.B43]=0; 0; LN([.B43]/(1-[.B43])))" office:value-type="float" office:value="-8.86873277564933" calcext:value-type="float">
            <text:p>-8.86873277564933</text:p>
          </table:table-cell>
          <table:table-cell table:formula="of:=IF([.B43]=0; 0; IF([.B43]=1; 1; 1/(1+EXP(-[.C43]-0.543369445854449))))" office:value-type="float" office:value="0.000242234184951295" calcext:value-type="float">
            <text:p>0.000242234184951295</text:p>
          </table:table-cell>
          <table:table-cell table:number-columns-repeated="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111839" calcext:value-type="float">
            <text:p>0.0111839</text:p>
          </table:table-cell>
          <table:table-cell table:formula="of:=IF([.B44]=0; 0; LN([.B44]/(1-[.B44])))" office:value-type="float" office:value="-4.48203312482663" calcext:value-type="float">
            <text:p>-4.48203312482663</text:p>
          </table:table-cell>
          <table:table-cell table:formula="of:=IF([.B44]=0; 0; IF([.B44]=1; 1; 1/(1+EXP(-[.C44]-0.543369445854449))))" office:value-type="float" office:value="0.0191022203129701" calcext:value-type="float">
            <text:p>0.0191022203129701</text:p>
          </table:table-cell>
          <table:table-cell table:number-columns-repeated="6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856349" calcext:value-type="float">
            <text:p>0.000856349</text:p>
          </table:table-cell>
          <table:table-cell table:formula="of:=IF([.B45]=0; 0; LN([.B45]/(1-[.B45])))" office:value-type="float" office:value="-7.06197583875714" calcext:value-type="float">
            <text:p>-7.06197583875714</text:p>
          </table:table-cell>
          <table:table-cell table:formula="of:=IF([.B45]=0; 0; IF([.B45]=1; 1; 1/(1+EXP(-[.C45]-0.543369445854449))))" office:value-type="float" office:value="0.00147354969675477" calcext:value-type="float">
            <text:p>0.00147354969675477</text:p>
          </table:table-cell>
          <table:table-cell table:number-columns-repeated="6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84855" calcext:value-type="float">
            <text:p>1.85E-05</text:p>
          </table:table-cell>
          <table:table-cell table:formula="of:=IF([.B46]=0; 0; LN([.B46]/(1-[.B46])))" office:value-type="float" office:value="-10.898505431312" calcext:value-type="float">
            <text:p>-10.898505431312</text:p>
          </table:table-cell>
          <table:table-cell table:formula="of:=IF([.B46]=0; 0; IF([.B46]=1; 1; 1/(1+EXP(-[.C46]-0.543369445854449))))" office:value-type="float" office:value="0.0000318278834652197" calcext:value-type="float">
            <text:p>3.18278834652197E-0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7]=0; 0; LN([.B47]/(1-[.B47])))" office:value-type="float" office:value="0" calcext:value-type="float">
            <text:p>0</text:p>
          </table:table-cell>
          <table:table-cell table:formula="of:=IF([.B47]=0; 0; IF([.B47]=1; 1; 1/(1+EXP(-[.C47]-0.543369445854449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000000124923" calcext:value-type="float">
            <text:p>1.25E-09</text:p>
          </table:table-cell>
          <table:table-cell table:formula="of:=IF([.B48]=0; 0; LN([.B48]/(1-[.B48])))" office:value-type="float" office:value="-20.5007384741889" calcext:value-type="float">
            <text:p>-20.5007384741889</text:p>
          </table:table-cell>
          <table:table-cell table:formula="of:=IF([.B48]=0; 0; IF([.B48]=1; 1; 1/(1+EXP(-[.C48]-0.543369445854449))))" office:value-type="float" office:value="0.00000000215092247113" calcext:value-type="float">
            <text:p>2.15092247113056E-09</text:p>
          </table:table-cell>
          <table:table-cell table:number-columns-repeated="6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221019" calcext:value-type="float">
            <text:p>0.000221019</text:p>
          </table:table-cell>
          <table:table-cell table:formula="of:=IF([.B49]=0; 0; LN([.B49]/(1-[.B49])))" office:value-type="float" office:value="-8.417040843863" calcext:value-type="float">
            <text:p>-8.417040843863</text:p>
          </table:table-cell>
          <table:table-cell table:formula="of:=IF([.B49]=0; 0; IF([.B49]=1; 1; 1/(1+EXP(-[.C49]-0.543369445854449))))" office:value-type="float" office:value="0.000380489506237512" calcext:value-type="float">
            <text:p>0.000380489506237512</text:p>
          </table:table-cell>
          <table:table-cell table:number-columns-repeated="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34773" calcext:value-type="float">
            <text:p>0.00234773</text:p>
          </table:table-cell>
          <table:table-cell table:formula="of:=IF([.B50]=0; 0; LN([.B50]/(1-[.B50])))" office:value-type="float" office:value="-6.05195588487131" calcext:value-type="float">
            <text:p>-6.05195588487131</text:p>
          </table:table-cell>
          <table:table-cell table:formula="of:=IF([.B50]=0; 0; IF([.B50]=1; 1; 1/(1+EXP(-[.C50]-0.543369445854449))))" office:value-type="float" office:value="0.00403547976563528" calcext:value-type="float">
            <text:p>0.00403547976563528</text:p>
          </table:table-cell>
          <table:table-cell table:number-columns-repeated="6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118161" calcext:value-type="float">
            <text:p>1.18E-05</text:p>
          </table:table-cell>
          <table:table-cell table:formula="of:=IF([.B51]=0; 0; LN([.B51]/(1-[.B51])))" office:value-type="float" office:value="-11.3460357335003" calcext:value-type="float">
            <text:p>-11.3460357335003</text:p>
          </table:table-cell>
          <table:table-cell table:formula="of:=IF([.B51]=0; 0; IF([.B51]=1; 1; 1/(1+EXP(-[.C51]-0.543369445854449))))" office:value-type="float" office:value="0.0000203447709956658" calcext:value-type="float">
            <text:p>2.03447709956658E-05</text:p>
          </table:table-cell>
          <table:table-cell table:number-columns-repeated="6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309534" calcext:value-type="float">
            <text:p>3.10E-05</text:p>
          </table:table-cell>
          <table:table-cell table:formula="of:=IF([.B52]=0; 0; LN([.B52]/(1-[.B52])))" office:value-type="float" office:value="-10.382996756384" calcext:value-type="float">
            <text:p>-10.382996756384</text:p>
          </table:table-cell>
          <table:table-cell table:formula="of:=IF([.B52]=0; 0; IF([.B52]=1; 1; 1/(1+EXP(-[.C52]-0.543369445854449))))" office:value-type="float" office:value="0.0000532943302748916" calcext:value-type="float">
            <text:p>5.32943302748916E-05</text:p>
          </table:table-cell>
          <table:table-cell table:number-columns-repeated="6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436901" calcext:value-type="float">
            <text:p>0.000436901</text:p>
          </table:table-cell>
          <table:table-cell table:formula="of:=IF([.B53]=0; 0; LN([.B53]/(1-[.B53])))" office:value-type="float" office:value="-7.73536693668717" calcext:value-type="float">
            <text:p>-7.73536693668717</text:p>
          </table:table-cell>
          <table:table-cell table:formula="of:=IF([.B53]=0; 0; IF([.B53]=1; 1; 1/(1+EXP(-[.C53]-0.543369445854449))))" office:value-type="float" office:value="0.000752018380528554" calcext:value-type="float">
            <text:p>0.000752018380528554</text:p>
          </table:table-cell>
          <table:table-cell table:number-columns-repeated="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1321" calcext:value-type="float">
            <text:p>0.01321</text:p>
          </table:table-cell>
          <table:table-cell table:formula="of:=IF([.B54]=0; 0; LN([.B54]/(1-[.B54])))" office:value-type="float" office:value="-4.31348313230391" calcext:value-type="float">
            <text:p>-4.31348313230391</text:p>
          </table:table-cell>
          <table:table-cell table:formula="of:=IF([.B54]=0; 0; IF([.B54]=1; 1; 1/(1+EXP(-[.C54]-0.543369445854449))))" office:value-type="float" office:value="0.0225301356574493" calcext:value-type="float">
            <text:p>0.0225301356574493</text:p>
          </table:table-cell>
          <table:table-cell table:number-columns-repeated="6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724968" calcext:value-type="float">
            <text:p>7.25E-08</text:p>
          </table:table-cell>
          <table:table-cell table:formula="of:=IF([.B55]=0; 0; LN([.B55]/(1-[.B55])))" office:value-type="float" office:value="-16.4397233414941" calcext:value-type="float">
            <text:p>-16.4397233414941</text:p>
          </table:table-cell>
          <table:table-cell table:formula="of:=IF([.B55]=0; 0; IF([.B55]=1; 1; 1/(1+EXP(-[.C55]-0.543369445854449))))" office:value-type="float" office:value="0.00000012482488267644" calcext:value-type="float">
            <text:p>1.24824882676435E-07</text:p>
          </table:table-cell>
          <table:table-cell table:number-columns-repeated="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301198" calcext:value-type="float">
            <text:p>0.00301198</text:p>
          </table:table-cell>
          <table:table-cell table:formula="of:=IF([.B56]=0; 0; LN([.B56]/(1-[.B56])))" office:value-type="float" office:value="-5.80214108403214" calcext:value-type="float">
            <text:p>-5.80214108403214</text:p>
          </table:table-cell>
          <table:table-cell table:formula="of:=IF([.B56]=0; 0; IF([.B56]=1; 1; 1/(1+EXP(-[.C56]-0.543369445854449))))" office:value-type="float" office:value="0.00517477278811412" calcext:value-type="float">
            <text:p>0.00517477278811412</text:p>
          </table:table-cell>
          <table:table-cell table:number-columns-repeated="6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151758" calcext:value-type="float">
            <text:p>0.000151758</text:p>
          </table:table-cell>
          <table:table-cell table:formula="of:=IF([.B57]=0; 0; LN([.B57]/(1-[.B57])))" office:value-type="float" office:value="-8.79307164161116" calcext:value-type="float">
            <text:p>-8.79307164161116</text:p>
          </table:table-cell>
          <table:table-cell table:formula="of:=IF([.B57]=0; 0; IF([.B57]=1; 1; 1/(1+EXP(-[.C57]-0.543369445854449))))" office:value-type="float" office:value="0.000261268093938947" calcext:value-type="float">
            <text:p>0.000261268093938947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281701" calcext:value-type="float">
            <text:p>2.82E-05</text:p>
          </table:table-cell>
          <table:table-cell table:formula="of:=IF([.B58]=0; 0; LN([.B58]/(1-[.B58])))" office:value-type="float" office:value="-10.4772212557098" calcext:value-type="float">
            <text:p>-10.4772212557098</text:p>
          </table:table-cell>
          <table:table-cell table:formula="of:=IF([.B58]=0; 0; IF([.B58]=1; 1; 1/(1+EXP(-[.C58]-0.543369445854449))))" office:value-type="float" office:value="0.0000485022527190375" calcext:value-type="float">
            <text:p>4.85022527190375E-05</text:p>
          </table:table-cell>
          <table:table-cell table:number-columns-repeated="6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1" office:value-type="float" office:value="0.00000000275415" calcext:value-type="float">
            <text:p>2.75E-09</text:p>
          </table:table-cell>
          <table:table-cell table:formula="of:=IF([.B59]=0; 0; LN([.B59]/(1-[.B59])))" office:value-type="float" office:value="-19.7101569691381" calcext:value-type="float">
            <text:p>-19.7101569691381</text:p>
          </table:table-cell>
          <table:table-cell table:formula="of:=IF([.B59]=0; 0; IF([.B59]=1; 1; 1/(1+EXP(-[.C59]-0.543369445854449))))" office:value-type="float" office:value="0.00000000474209162238" calcext:value-type="float">
            <text:p>4.74209162238285E-09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45354" calcext:value-type="float">
            <text:p>0.545354</text:p>
          </table:table-cell>
          <table:table-cell table:formula="of:=IF([.B60]=0; 0; LN([.B60]/(1-[.B60])))" office:value-type="float" office:value="0.181916030930257" calcext:value-type="float">
            <text:p>0.181916030930257</text:p>
          </table:table-cell>
          <table:table-cell table:formula="of:=IF([.B60]=0; 0; IF([.B60]=1; 1; 1/(1+EXP(-[.C60]-0.543369445854449))))" office:value-type="float" office:value="0.673769851517288" calcext:value-type="float">
            <text:p>0.673769851517288</text:p>
          </table:table-cell>
          <table:table-cell table:number-columns-repeated="6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451" calcext:value-type="float">
            <text:p>0.451</text:p>
          </table:table-cell>
          <table:table-cell table:formula="of:=IF([.B61]=0; 0; LN([.B61]/(1-[.B61])))" office:value-type="float" office:value="-0.196631102006852" calcext:value-type="float">
            <text:p>-0.196631102006852</text:p>
          </table:table-cell>
          <table:table-cell table:formula="of:=IF([.B61]=0; 0; IF([.B61]=1; 1; 1/(1+EXP(-[.C61]-0.543369445854449))))" office:value-type="float" office:value="0.585826412980672" calcext:value-type="float">
            <text:p>0.58582641298067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2]=0; 0; LN([.B62]/(1-[.B62])))" office:value-type="string" office:string-value="" calcext:value-type="error">
            <text:p>#DIV/0!</text:p>
          </table:table-cell>
          <table:table-cell table:formula="of:=IF([.B62]=0; 0; IF([.B62]=1; 1; 1/(1+EXP(-[.C62]-0.543369445854449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25017" calcext:value-type="float">
            <text:p>0.0125017</text:p>
          </table:table-cell>
          <table:table-cell table:formula="of:=IF([.B63]=0; 0; LN([.B63]/(1-[.B63])))" office:value-type="float" office:value="-4.36931014019371" calcext:value-type="float">
            <text:p>-4.36931014019371</text:p>
          </table:table-cell>
          <table:table-cell table:formula="of:=IF([.B63]=0; 0; IF([.B63]=1; 1; 1/(1+EXP(-[.C63]-0.543369445854449))))" office:value-type="float" office:value="0.0213329076730333" calcext:value-type="float">
            <text:p>0.0213329076730333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23253" calcext:value-type="float">
            <text:p>0.0023253</text:p>
          </table:table-cell>
          <table:table-cell table:formula="of:=IF([.B64]=0; 0; LN([.B64]/(1-[.B64])))" office:value-type="float" office:value="-6.06157820830035" calcext:value-type="float">
            <text:p>-6.06157820830035</text:p>
          </table:table-cell>
          <table:table-cell table:formula="of:=IF([.B64]=0; 0; IF([.B64]=1; 1; 1/(1+EXP(-[.C64]-0.543369445854449))))" office:value-type="float" office:value="0.00399698975864241" calcext:value-type="float">
            <text:p>0.00399698975864241</text:p>
          </table:table-cell>
          <table:table-cell table:number-columns-repeated="6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694776" calcext:value-type="float">
            <text:p>6.95E-07</text:p>
          </table:table-cell>
          <table:table-cell table:formula="of:=IF([.B65]=0; 0; LN([.B65]/(1-[.B65])))" office:value-type="float" office:value="-14.1796756507142" calcext:value-type="float">
            <text:p>-14.1796756507142</text:p>
          </table:table-cell>
          <table:table-cell table:formula="of:=IF([.B65]=0; 0; IF([.B65]=1; 1; 1/(1+EXP(-[.C65]-0.543369445854449))))" office:value-type="float" office:value="0.00000119626374864614" calcext:value-type="float">
            <text:p>1.19626374864614E-06</text:p>
          </table:table-cell>
          <table:table-cell table:number-columns-repeated="6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210921" calcext:value-type="float">
            <text:p>0.210921</text:p>
          </table:table-cell>
          <table:table-cell table:formula="of:=IF([.B66]=0; 0; LN([.B66]/(1-[.B66])))" office:value-type="float" office:value="-1.31938278679113" calcext:value-type="float">
            <text:p>-1.31938278679113</text:p>
          </table:table-cell>
          <table:table-cell table:formula="of:=IF([.B66]=0; 0; IF([.B66]=1; 1; 1/(1+EXP(-[.C66]-0.543369445854449))))" office:value-type="float" office:value="0.315179737726206" calcext:value-type="float">
            <text:p>0.315179737726206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973766" calcext:value-type="float">
            <text:p>9.74E-06</text:p>
          </table:table-cell>
          <table:table-cell table:formula="of:=IF([.B67]=0; 0; LN([.B67]/(1-[.B67])))" office:value-type="float" office:value="-11.5394999778728" calcext:value-type="float">
            <text:p>-11.5394999778728</text:p>
          </table:table-cell>
          <table:table-cell table:formula="of:=IF([.B67]=0; 0; IF([.B67]=1; 1; 1/(1+EXP(-[.C67]-0.543369445854449))))" office:value-type="float" office:value="0.0000167661715743666" calcext:value-type="float">
            <text:p>1.67661715743666E-05</text:p>
          </table:table-cell>
          <table:table-cell table:number-columns-repeated="6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269839" calcext:value-type="float">
            <text:p>0.0269839</text:p>
          </table:table-cell>
          <table:table-cell table:formula="of:=IF([.B68]=0; 0; LN([.B68]/(1-[.B68])))" office:value-type="float" office:value="-3.58516023695901" calcext:value-type="float">
            <text:p>-3.58516023695901</text:p>
          </table:table-cell>
          <table:table-cell table:formula="of:=IF([.B68]=0; 0; IF([.B68]=1; 1; 1/(1+EXP(-[.C68]-0.543369445854449))))" office:value-type="float" office:value="0.0455732145846059" calcext:value-type="float">
            <text:p>0.0455732145846059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199412" calcext:value-type="float">
            <text:p>1.99E-05</text:p>
          </table:table-cell>
          <table:table-cell table:formula="of:=IF([.B69]=0; 0; LN([.B69]/(1-[.B69])))" office:value-type="float" office:value="-10.8227026733009" calcext:value-type="float">
            <text:p>-10.8227026733009</text:p>
          </table:table-cell>
          <table:table-cell table:formula="of:=IF([.B69]=0; 0; IF([.B69]=1; 1; 1/(1+EXP(-[.C69]-0.543369445854449))))" office:value-type="float" office:value="0.000034334236179024" calcext:value-type="float">
            <text:p>3.4334236179024E-05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774556" calcext:value-type="float">
            <text:p>0.00774556</text:p>
          </table:table-cell>
          <table:table-cell table:formula="of:=IF([.B70]=0; 0; LN([.B70]/(1-[.B70])))" office:value-type="float" office:value="-4.85285979036423" calcext:value-type="float">
            <text:p>-4.85285979036423</text:p>
          </table:table-cell>
          <table:table-cell table:formula="of:=IF([.B70]=0; 0; IF([.B70]=1; 1; 1/(1+EXP(-[.C70]-0.543369445854449))))" office:value-type="float" office:value="0.0132621492595031" calcext:value-type="float">
            <text:p>0.0132621492595031</text:p>
          </table:table-cell>
          <table:table-cell table:number-columns-repeated="6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218059" calcext:value-type="float">
            <text:p>2.18E-05</text:p>
          </table:table-cell>
          <table:table-cell table:formula="of:=IF([.B71]=0; 0; LN([.B71]/(1-[.B71])))" office:value-type="float" office:value="-10.7333081764466" calcext:value-type="float">
            <text:p>-10.7333081764466</text:p>
          </table:table-cell>
          <table:table-cell table:formula="of:=IF([.B71]=0; 0; IF([.B71]=1; 1; 1/(1+EXP(-[.C71]-0.543369445854449))))" office:value-type="float" office:value="0.0000375447772964152" calcext:value-type="float">
            <text:p>3.75447772964152E-05</text:p>
          </table:table-cell>
          <table:table-cell table:number-columns-repeated="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495518" calcext:value-type="float">
            <text:p>0.00495518</text:p>
          </table:table-cell>
          <table:table-cell table:formula="of:=IF([.B72]=0; 0; LN([.B72]/(1-[.B72])))" office:value-type="float" office:value="-5.30235428730559" calcext:value-type="float">
            <text:p>-5.30235428730559</text:p>
          </table:table-cell>
          <table:table-cell table:formula="of:=IF([.B72]=0; 0; IF([.B72]=1; 1; 1/(1+EXP(-[.C72]-0.543369445854449))))" office:value-type="float" office:value="0.00850141549856064" calcext:value-type="float">
            <text:p>0.00850141549856064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138198" calcext:value-type="float">
            <text:p>1.38E-05</text:p>
          </table:table-cell>
          <table:table-cell table:formula="of:=IF([.B73]=0; 0; LN([.B73]/(1-[.B73])))" office:value-type="float" office:value="-11.189394391614" calcext:value-type="float">
            <text:p>-11.189394391614</text:p>
          </table:table-cell>
          <table:table-cell table:formula="of:=IF([.B73]=0; 0; IF([.B73]=1; 1; 1/(1+EXP(-[.C73]-0.543369445854449))))" office:value-type="float" office:value="0.0000237946750261356" calcext:value-type="float">
            <text:p>2.37946750261356E-05</text:p>
          </table:table-cell>
          <table:table-cell table:number-columns-repeated="6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895488" calcext:value-type="float">
            <text:p>0.0895488</text:p>
          </table:table-cell>
          <table:table-cell table:formula="of:=IF([.B74]=0; 0; LN([.B74]/(1-[.B74])))" office:value-type="float" office:value="-2.3191565727246" calcext:value-type="float">
            <text:p>-2.3191565727246</text:p>
          </table:table-cell>
          <table:table-cell table:formula="of:=IF([.B74]=0; 0; IF([.B74]=1; 1; 1/(1+EXP(-[.C74]-0.543369445854449))))" office:value-type="float" office:value="0.144824118495072" calcext:value-type="float">
            <text:p>0.144824118495072</text:p>
          </table:table-cell>
          <table:table-cell table:number-columns-repeated="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80811" calcext:value-type="float">
            <text:p>0.00080811</text:p>
          </table:table-cell>
          <table:table-cell table:formula="of:=IF([.B75]=0; 0; LN([.B75]/(1-[.B75])))" office:value-type="float" office:value="-7.12000393339843" calcext:value-type="float">
            <text:p>-7.12000393339843</text:p>
          </table:table-cell>
          <table:table-cell table:formula="of:=IF([.B75]=0; 0; IF([.B75]=1; 1; 1/(1+EXP(-[.C75]-0.543369445854449))))" office:value-type="float" office:value="0.00139059154995536" calcext:value-type="float">
            <text:p>0.00139059154995536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522875" calcext:value-type="float">
            <text:p>0.000522875</text:p>
          </table:table-cell>
          <table:table-cell table:formula="of:=IF([.B76]=0; 0; LN([.B76]/(1-[.B76])))" office:value-type="float" office:value="-7.55564511645511" calcext:value-type="float">
            <text:p>-7.55564511645511</text:p>
          </table:table-cell>
          <table:table-cell table:formula="of:=IF([.B76]=0; 0; IF([.B76]=1; 1; 1/(1+EXP(-[.C76]-0.543369445854449))))" office:value-type="float" office:value="0.000899945797375076" calcext:value-type="float">
            <text:p>0.000899945797375076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428241" calcext:value-type="float">
            <text:p>0.00428241</text:p>
          </table:table-cell>
          <table:table-cell table:formula="of:=IF([.B77]=0; 0; LN([.B77]/(1-[.B77])))" office:value-type="float" office:value="-5.44894773796816" calcext:value-type="float">
            <text:p>-5.44894773796816</text:p>
          </table:table-cell>
          <table:table-cell table:formula="of:=IF([.B77]=0; 0; IF([.B77]=1; 1; 1/(1+EXP(-[.C77]-0.543369445854449))))" office:value-type="float" office:value="0.00735072619917439" calcext:value-type="float">
            <text:p>0.00735072619917439</text:p>
          </table:table-cell>
          <table:table-cell table:number-columns-repeated="6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830506" calcext:value-type="float">
            <text:p>8.31E-05</text:p>
          </table:table-cell>
          <table:table-cell table:formula="of:=IF([.B78]=0; 0; LN([.B78]/(1-[.B78])))" office:value-type="float" office:value="-9.39597744331866" calcext:value-type="float">
            <text:p>-9.39597744331866</text:p>
          </table:table-cell>
          <table:table-cell table:formula="of:=IF([.B78]=0; 0; IF([.B78]=1; 1; 1/(1+EXP(-[.C78]-0.543369445854449))))" office:value-type="float" office:value="0.000142987835819224" calcext:value-type="float">
            <text:p>0.000142987835819224</text:p>
          </table:table-cell>
          <table:table-cell table:number-columns-repeated="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596676" calcext:value-type="float">
            <text:p>0.000596676</text:p>
          </table:table-cell>
          <table:table-cell table:formula="of:=IF([.B79]=0; 0; LN([.B79]/(1-[.B79])))" office:value-type="float" office:value="-7.42353945137986" calcext:value-type="float">
            <text:p>-7.42353945137986</text:p>
          </table:table-cell>
          <table:table-cell table:formula="of:=IF([.B79]=0; 0; IF([.B79]=1; 1; 1/(1+EXP(-[.C79]-0.543369445854449))))" office:value-type="float" office:value="0.00102691363420417" calcext:value-type="float">
            <text:p>0.00102691363420417</text:p>
          </table:table-cell>
          <table:table-cell table:number-columns-repeated="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14821" calcext:value-type="float">
            <text:p>0.00214821</text:p>
          </table:table-cell>
          <table:table-cell table:formula="of:=IF([.B80]=0; 0; LN([.B80]/(1-[.B80])))" office:value-type="float" office:value="-6.14096982103815" calcext:value-type="float">
            <text:p>-6.14096982103815</text:p>
          </table:table-cell>
          <table:table-cell table:formula="of:=IF([.B80]=0; 0; IF([.B80]=1; 1; 1/(1+EXP(-[.C80]-0.543369445854449))))" office:value-type="float" office:value="0.00369305861993787" calcext:value-type="float">
            <text:p>0.00369305861993787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86497" calcext:value-type="float">
            <text:p>0.0186497</text:p>
          </table:table-cell>
          <table:table-cell table:formula="of:=IF([.B81]=0; 0; LN([.B81]/(1-[.B81])))" office:value-type="float" office:value="-3.96309942026381" calcext:value-type="float">
            <text:p>-3.96309942026381</text:p>
          </table:table-cell>
          <table:table-cell table:formula="of:=IF([.B81]=0; 0; IF([.B81]=1; 1; 1/(1+EXP(-[.C81]-0.543369445854449))))" office:value-type="float" office:value="0.0316845118796027" calcext:value-type="float">
            <text:p>0.0316845118796027</text:p>
          </table:table-cell>
          <table:table-cell table:number-columns-repeated="6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259979" calcext:value-type="float">
            <text:p>0.0259979</text:p>
          </table:table-cell>
          <table:table-cell table:formula="of:=IF([.B82]=0; 0; LN([.B82]/(1-[.B82])))" office:value-type="float" office:value="-3.623397694169" calcext:value-type="float">
            <text:p>-3.623397694169</text:p>
          </table:table-cell>
          <table:table-cell table:formula="of:=IF([.B82]=0; 0; IF([.B82]=1; 1; 1/(1+EXP(-[.C82]-0.543369445854449))))" office:value-type="float" office:value="0.0439386287249318" calcext:value-type="float">
            <text:p>0.0439386287249318</text:p>
          </table:table-cell>
          <table:table-cell table:number-columns-repeated="6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791372" calcext:value-type="float">
            <text:p>0.791372</text:p>
          </table:table-cell>
          <table:table-cell table:formula="of:=IF([.B83]=0; 0; LN([.B83]/(1-[.B83])))" office:value-type="float" office:value="1.33321538623999" calcext:value-type="float">
            <text:p>1.33321538623999</text:p>
          </table:table-cell>
          <table:table-cell table:formula="of:=IF([.B83]=0; 0; IF([.B83]=1; 1; 1/(1+EXP(-[.C83]-0.543369445854449))))" office:value-type="float" office:value="0.867218360520356" calcext:value-type="float">
            <text:p>0.867218360520356</text:p>
          </table:table-cell>
          <table:table-cell table:number-columns-repeated="6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589193" calcext:value-type="float">
            <text:p>0.0589193</text:p>
          </table:table-cell>
          <table:table-cell table:formula="of:=IF([.B84]=0; 0; LN([.B84]/(1-[.B84])))" office:value-type="float" office:value="-2.77086018473028" calcext:value-type="float">
            <text:p>-2.77086018473028</text:p>
          </table:table-cell>
          <table:table-cell table:formula="of:=IF([.B84]=0; 0; IF([.B84]=1; 1; 1/(1+EXP(-[.C84]-0.543369445854449))))" office:value-type="float" office:value="0.0973088314303204" calcext:value-type="float">
            <text:p>0.0973088314303204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767168" calcext:value-type="float">
            <text:p>0.00767168</text:p>
          </table:table-cell>
          <table:table-cell table:formula="of:=IF([.B85]=0; 0; LN([.B85]/(1-[.B85])))" office:value-type="float" office:value="-4.86251839367252" calcext:value-type="float">
            <text:p>-4.86251839367252</text:p>
          </table:table-cell>
          <table:table-cell table:formula="of:=IF([.B85]=0; 0; IF([.B85]=1; 1; 1/(1+EXP(-[.C85]-0.543369445854449))))" office:value-type="float" office:value="0.0131363466227323" calcext:value-type="float">
            <text:p>0.0131363466227323</text:p>
          </table:table-cell>
          <table:table-cell table:number-columns-repeated="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236435" calcext:value-type="float">
            <text:p>0.00236435</text:p>
          </table:table-cell>
          <table:table-cell table:formula="of:=IF([.B86]=0; 0; LN([.B86]/(1-[.B86])))" office:value-type="float" office:value="-6.04488498676272" calcext:value-type="float">
            <text:p>-6.04488498676272</text:p>
          </table:table-cell>
          <table:table-cell table:formula="of:=IF([.B86]=0; 0; IF([.B86]=1; 1; 1/(1+EXP(-[.C86]-0.543369445854449))))" office:value-type="float" office:value="0.00406399897723114" calcext:value-type="float">
            <text:p>0.00406399897723114</text:p>
          </table:table-cell>
          <table:table-cell table:number-columns-repeated="6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671994" calcext:value-type="float">
            <text:p>6.72E-06</text:p>
          </table:table-cell>
          <table:table-cell table:formula="of:=IF([.B87]=0; 0; LN([.B87]/(1-[.B87])))" office:value-type="float" office:value="-11.9104246120779" calcext:value-type="float">
            <text:p>-11.9104246120779</text:p>
          </table:table-cell>
          <table:table-cell table:formula="of:=IF([.B87]=0; 0; IF([.B87]=1; 1; 1/(1+EXP(-[.C87]-0.543369445854449))))" office:value-type="float" office:value="0.0000115703272058589" calcext:value-type="float">
            <text:p>1.15703272058589E-05</text:p>
          </table:table-cell>
          <table:table-cell table:number-columns-repeated="6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129645" calcext:value-type="float">
            <text:p>0.000129645</text:p>
          </table:table-cell>
          <table:table-cell table:formula="of:=IF([.B88]=0; 0; LN([.B88]/(1-[.B88])))" office:value-type="float" office:value="-8.95058095868692" calcext:value-type="float">
            <text:p>-8.95058095868692</text:p>
          </table:table-cell>
          <table:table-cell table:formula="of:=IF([.B88]=0; 0; IF([.B88]=1; 1; 1/(1+EXP(-[.C88]-0.543369445854449))))" office:value-type="float" office:value="0.000223201693651995" calcext:value-type="float">
            <text:p>0.00022320169365199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9]=0; 0; LN([.B89]/(1-[.B89])))" office:value-type="float" office:value="0" calcext:value-type="float">
            <text:p>0</text:p>
          </table:table-cell>
          <table:table-cell table:formula="of:=IF([.B89]=0; 0; IF([.B89]=1; 1; 1/(1+EXP(-[.C89]-0.543369445854449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164793" calcext:value-type="float">
            <text:p>0.164793</text:p>
          </table:table-cell>
          <table:table-cell table:formula="of:=IF([.B90]=0; 0; LN([.B90]/(1-[.B90])))" office:value-type="float" office:value="-1.62298945747421" calcext:value-type="float">
            <text:p>-1.62298945747421</text:p>
          </table:table-cell>
          <table:table-cell table:formula="of:=IF([.B90]=0; 0; IF([.B90]=1; 1; 1/(1+EXP(-[.C90]-0.543369445854449))))" office:value-type="float" office:value="0.253577932670691" calcext:value-type="float">
            <text:p>0.253577932670691</text:p>
          </table:table-cell>
          <table:table-cell table:number-columns-repeated="6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115199" calcext:value-type="float">
            <text:p>0.115199</text:p>
          </table:table-cell>
          <table:table-cell table:formula="of:=IF([.B91]=0; 0; LN([.B91]/(1-[.B91])))" office:value-type="float" office:value="-2.03870169329779" calcext:value-type="float">
            <text:p>-2.03870169329779</text:p>
          </table:table-cell>
          <table:table-cell table:formula="of:=IF([.B91]=0; 0; IF([.B91]=1; 1; 1/(1+EXP(-[.C91]-0.543369445854449))))" office:value-type="float" office:value="0.183122734790456" calcext:value-type="float">
            <text:p>0.183122734790456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31874" calcext:value-type="float">
            <text:p>0.00131874</text:p>
          </table:table-cell>
          <table:table-cell table:formula="of:=IF([.B92]=0; 0; LN([.B92]/(1-[.B92])))" office:value-type="float" office:value="-6.62975893340422" calcext:value-type="float">
            <text:p>-6.62975893340422</text:p>
          </table:table-cell>
          <table:table-cell table:formula="of:=IF([.B92]=0; 0; IF([.B92]=1; 1; 1/(1+EXP(-[.C92]-0.543369445854449))))" office:value-type="float" office:value="0.00226844544107465" calcext:value-type="float">
            <text:p>0.00226844544107465</text:p>
          </table:table-cell>
          <table:table-cell table:number-columns-repeated="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251502" calcext:value-type="float">
            <text:p>0.00251502</text:p>
          </table:table-cell>
          <table:table-cell table:formula="of:=IF([.B93]=0; 0; LN([.B93]/(1-[.B93])))" office:value-type="float" office:value="-5.98295633520018" calcext:value-type="float">
            <text:p>-5.98295633520018</text:p>
          </table:table-cell>
          <table:table-cell table:formula="of:=IF([.B93]=0; 0; IF([.B93]=1; 1; 1/(1+EXP(-[.C93]-0.543369445854449))))" office:value-type="float" office:value="0.00432251111268172" calcext:value-type="float">
            <text:p>0.00432251111268172</text:p>
          </table:table-cell>
          <table:table-cell table:number-columns-repeated="6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233887" calcext:value-type="float">
            <text:p>2.34E-07</text:p>
          </table:table-cell>
          <table:table-cell table:formula="of:=IF([.B94]=0; 0; LN([.B94]/(1-[.B94])))" office:value-type="float" office:value="-15.2684275103212" calcext:value-type="float">
            <text:p>-15.2684275103212</text:p>
          </table:table-cell>
          <table:table-cell table:formula="of:=IF([.B94]=0; 0; IF([.B94]=1; 1; 1/(1+EXP(-[.C94]-0.543369445854449))))" office:value-type="float" office:value="0.00000040270624266992" calcext:value-type="float">
            <text:p>4.02706242669917E-07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473418" calcext:value-type="float">
            <text:p>4.73E-05</text:p>
          </table:table-cell>
          <table:table-cell table:formula="of:=IF([.B95]=0; 0; LN([.B95]/(1-[.B95])))" office:value-type="float" office:value="-9.95806958886694" calcext:value-type="float">
            <text:p>-9.95806958886694</text:p>
          </table:table-cell>
          <table:table-cell table:formula="of:=IF([.B95]=0; 0; IF([.B95]=1; 1; 1/(1+EXP(-[.C95]-0.543369445854449))))" office:value-type="float" office:value="0.0000815102599572676" calcext:value-type="float">
            <text:p>8.15102599572676E-05</text:p>
          </table:table-cell>
          <table:table-cell table:number-columns-repeated="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650473" calcext:value-type="float">
            <text:p>0.00650473</text:p>
          </table:table-cell>
          <table:table-cell table:formula="of:=IF([.B96]=0; 0; LN([.B96]/(1-[.B96])))" office:value-type="float" office:value="-5.02869969646478" calcext:value-type="float">
            <text:p>-5.02869969646478</text:p>
          </table:table-cell>
          <table:table-cell table:formula="of:=IF([.B96]=0; 0; IF([.B96]=1; 1; 1/(1+EXP(-[.C96]-0.543369445854449))))" office:value-type="float" office:value="0.0111474963824436" calcext:value-type="float">
            <text:p>0.0111474963824436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132754" calcext:value-type="float">
            <text:p>1.33E-05</text:p>
          </table:table-cell>
          <table:table-cell table:formula="of:=IF([.B97]=0; 0; LN([.B97]/(1-[.B97])))" office:value-type="float" office:value="-11.2295845839754" calcext:value-type="float">
            <text:p>-11.2295845839754</text:p>
          </table:table-cell>
          <table:table-cell table:formula="of:=IF([.B97]=0; 0; IF([.B97]=1; 1; 1/(1+EXP(-[.C97]-0.543369445854449))))" office:value-type="float" office:value="0.0000228573461965025" calcext:value-type="float">
            <text:p>2.28573461965025E-05</text:p>
          </table:table-cell>
          <table:table-cell table:number-columns-repeated="6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89008" calcext:value-type="float">
            <text:p>0.00089008</text:p>
          </table:table-cell>
          <table:table-cell table:formula="of:=IF([.B98]=0; 0; LN([.B98]/(1-[.B98])))" office:value-type="float" office:value="-7.02330873528088" calcext:value-type="float">
            <text:p>-7.02330873528088</text:p>
          </table:table-cell>
          <table:table-cell table:formula="of:=IF([.B98]=0; 0; IF([.B98]=1; 1; 1/(1+EXP(-[.C98]-0.543369445854449))))" office:value-type="float" office:value="0.00153155454334227" calcext:value-type="float">
            <text:p>0.00153155454334227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205994" calcext:value-type="float">
            <text:p>0.00205994</text:p>
          </table:table-cell>
          <table:table-cell table:formula="of:=IF([.B99]=0; 0; LN([.B99]/(1-[.B99])))" office:value-type="float" office:value="-6.18301635822382" calcext:value-type="float">
            <text:p>-6.18301635822382</text:p>
          </table:table-cell>
          <table:table-cell table:formula="of:=IF([.B99]=0; 0; IF([.B99]=1; 1; 1/(1+EXP(-[.C99]-0.543369445854449))))" office:value-type="float" office:value="0.00354153604652639" calcext:value-type="float">
            <text:p>0.00354153604652639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125774" calcext:value-type="float">
            <text:p>0.00125774</text:p>
          </table:table-cell>
          <table:table-cell table:formula="of:=IF([.B100]=0; 0; LN([.B100]/(1-[.B100])))" office:value-type="float" office:value="-6.67718028771129" calcext:value-type="float">
            <text:p>-6.67718028771129</text:p>
          </table:table-cell>
          <table:table-cell table:formula="of:=IF([.B100]=0; 0; IF([.B100]=1; 1; 1/(1+EXP(-[.C100]-0.543369445854449))))" office:value-type="float" office:value="0.00216361077766511" calcext:value-type="float">
            <text:p>0.00216361077766511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171902" calcext:value-type="float">
            <text:p>1.72E-05</text:p>
          </table:table-cell>
          <table:table-cell table:formula="of:=IF([.B101]=0; 0; LN([.B101]/(1-[.B101])))" office:value-type="float" office:value="-10.9711539136181" calcext:value-type="float">
            <text:p>-10.9711539136181</text:p>
          </table:table-cell>
          <table:table-cell table:formula="of:=IF([.B101]=0; 0; IF([.B101]=1; 1; 1/(1+EXP(-[.C101]-0.543369445854449))))" office:value-type="float" office:value="0.0000295976951595664" calcext:value-type="float">
            <text:p>2.95976951595664E-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448787626985418" calcext:value-type="float">
            <text:p>0.0448787626985418</text:p>
          </table:table-cell>
          <table:table-cell table:style-name="ce3" table:formula="of:=AVERAGE([.C2:.C101])" office:value-type="string" office:string-value="" calcext:value-type="error">
            <text:p>#DIV/0!</text:p>
          </table:table-cell>
          <table:table-cell table:style-name="ce3" table:formula="of:=AVERAGE([.D2:.D101])" office:value-type="float" office:value="0.0571477331531979" calcext:value-type="float">
            <text:p>0.0571477331531979</text:p>
          </table:table-cell>
          <table:table-cell table:number-columns-repeated="6"/>
        </table:table-row>
        <table:table-row table:style-name="ro1" table:number-rows-repeated="104847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4-01T06:01:38.219246503</dc:date>
    <meta:editing-duration>PT1H36M24S</meta:editing-duration>
    <meta:editing-cycles>21</meta:editing-cycles>
    <meta:generator>LibreOffice/7.3.7.2$Linux_X86_64 LibreOffice_project/30$Build-2</meta:generator>
    <meta:document-statistic meta:table-count="1" meta:cell-count="408" meta:object-count="0"/>
  </office:meta>
</office:document-meta>
</file>